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075c" officeooo:paragraph-rsid="0018075c"/>
    </style:style>
    <style:style style:name="P2" style:family="paragraph" style:parent-style-name="Standard">
      <style:text-properties officeooo:rsid="00194d3c" officeooo:paragraph-rsid="0018075c"/>
    </style:style>
    <style:style style:name="P3" style:family="paragraph" style:parent-style-name="Standard">
      <style:text-properties officeooo:rsid="00194d3c" officeooo:paragraph-rsid="00194d3c"/>
    </style:style>
    <style:style style:name="P4" style:family="paragraph" style:parent-style-name="Standard">
      <style:text-properties officeooo:rsid="001b3661" officeooo:paragraph-rsid="001b3661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bc8f8" officeooo:paragraph-rsid="001bc8f8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rsid="001d71a7" officeooo:paragraph-rsid="0018075c"/>
    </style:style>
    <style:style style:name="T1" style:family="text">
      <style:text-properties officeooo:rsid="001d71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ZAÇÃO E ARQUITETURA DE COMPUTADORES – UFCG</text:p>
      <text:p text:style-name="P1"/>
      <text:p text:style-name="P5">JOSEANA MACÊDO FECHINE RÉGIS DE ARAÚJO</text:p>
      <text:p text:style-name="P1"/>
      <text:p text:style-name="P1">LISTA DE EXERCÍCIO 13</text:p>
      <text:p text:style-name="P1"/>
      <text:p text:style-name="P1">RESPOSTAS</text:p>
      <text:p text:style-name="P1"/>
      <text:p text:style-name="P1">1 – ALTERNATIVA C</text:p>
      <text:p text:style-name="P2"/>
      <text:p text:style-name="P3">(5*5) + (5 * 99) = 520 ns </text:p>
      <text:p text:style-name="P3"/>
      <text:p text:style-name="P4">OBS: a primeira parte do cálculo é referente a primeira instrução concluída.</text:p>
      <text:p text:style-name="P1"/>
      <text:p text:style-name="P1">2 – ALTERNATIVA C</text:p>
      <text:p text:style-name="P1"/>
      <text:p text:style-name="P4">200(instruções) * 10ns = 2000ns;</text:p>
      <text:p text:style-name="P4">1(instrução) * 2.5ns + (2.5ns * 199(resto das instruções)) = 510ns. </text:p>
      <text:p text:style-name="P1"/>
      <text:p text:style-name="P1">3 – <text:span text:style-name="T1">ALTERNATIVA B</text:span></text:p>
      <text:p text:style-name="P6"/>
      <text:p text:style-name="P1">0.8 * 5 + 0.15 * (15 + 5) + 0.05 * (60 + 15 + 5) = 11ns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2:08:33.172893032</meta:creation-date>
    <dc:date>2019-07-08T23:15:46.426403480</dc:date>
    <meta:editing-duration>PT15M4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81" meta:character-count="424" meta:non-whitespace-character-count="349"/>
  </office:meta>
</office:document-meta>
</file>